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6000001964EBD2E41A9CC9F8E.png" manifest:media-type="image/png"/>
  <manifest:file-entry manifest:full-path="Pictures/10000201000003200000023B2335F812F09B8D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41cm" svg:height="7.523cm" svg:x="5.572cm" svg:y="4.207cm">
          <draw:image xlink:href="Pictures/10000201000003200000023B2335F812F09B8DF1.png" xlink:type="simple" xlink:show="embed" xlink:actuate="onLoad">
            <text:p/>
          </draw:image>
        </draw:frame>
        <draw:frame draw:style-name="gr1" draw:text-style-name="P1" draw:layer="layout" svg:width="8.557cm" svg:height="7.932cm" svg:x="6.667cm" svg:y="16.629cm">
          <draw:image xlink:href="Pictures/10000201000001B6000001964EBD2E41A9CC9F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16:31:38.246809512</meta:creation-date>
    <meta:print-date>2018-09-20T16:55:29.838502936</meta:print-date>
    <dc:date>2018-09-20T16:56:47.126428848</dc:date>
    <meta:editing-duration>PT14M58S</meta:editing-duration>
    <meta:editing-cycles>1</meta:editing-cycles>
    <meta:document-statistic meta:object-count="2"/>
    <meta:generator>LibreOffice/6.0.6.2$Linux_X86_64 LibreOffice_project/00m0$Build-2</meta:generator>
  </office:meta>
</office:document-meta>
</file>